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/>Basi di Dati e Sistemi Informativi</text:h>
      <text:h text:style-name="Heading_20_4" text:outline-level="4">1. Concetti Fondamentali</text:h>
      <text:list text:style-name="L1">
        <text:list-item>
          <text:p text:style-name="P1"><text:span text:style-name="Strong_20_Emphasis">Base di Dati (BD):</text:span> Un insieme organizzato di dati utilizzato per supportare lo svolgimento di attività di un ente, azienda, ufficio o persona. </text:p>
          <text:list>
            <text:list-item>
              <text:p text:style-name="P1">Le basi di dati possono essere analizzate da un punto di vista <text:span text:style-name="Strong_20_Emphasis">metodologico</text:span> e <text:span text:style-name="Strong_20_Emphasis">tecnologico</text:span>. </text:p>
            </text:list-item>
          </text:list>
        </text:list-item>
        <text:list-item>
          <text:p text:style-name="P1"><text:span text:style-name="Strong_20_Emphasis">Sistema Informativo (SI):</text:span> La componente di un'organizzazione che gestisce le informazioni di interesse, ovvero quelle utilizzate per perseguire gli scopi dell'organizzazione. Ogni organizzazione possiede un SI, anche se non esplicitato nella struttura, e il SI è di supporto ad altri sottosistemi. </text:p>
          <text:list>
            <text:list-item>
              <text:p text:style-name="P1">La gestione delle informazioni include: <text:span text:style-name="Strong_20_Emphasis">raccolta/acquisizione</text:span>, <text:span text:style-name="Strong_20_Emphasis">archiviazione/conservazione</text:span>, <text:span text:style-name="Strong_20_Emphasis">elaborazione/trasformazione/produzione</text:span>, e <text:span text:style-name="Strong_20_Emphasis">distribuzione/comunicazione/scambio</text:span>. </text:p>
            </text:list-item>
            <text:list-item>
              <text:p text:style-name="P1">Il concetto di SI è <text:span text:style-name="Strong_20_Emphasis">indipendente dall'automazione</text:span>; esistono organizzazioni (come servizi anagrafici o banche) che gestiscono informazioni da secoli senza necessariamente l'informatizzazione. </text:p>
            </text:list-item>
          </text:list>
        </text:list-item>
        <text:list-item>
          <text:p text:style-name="P1"><text:span text:style-name="Strong_20_Emphasis">Sistema Informatico:</text:span> La porzione <text:span text:style-name="Strong_20_Emphasis">automatizzata</text:span> del sistema informativo, quella parte che gestisce le informazioni utilizzando la tecnologia informatica. </text:p>
        </text:list-item>
        <text:list-item>
          <text:p text:style-name="P1"><text:span text:style-name="Strong_20_Emphasis">Informazioni e Dati:</text:span> Nei sistemi informatici (e non solo), le informazioni sono rappresentate in modo essenziale, o "spartano", attraverso i <text:span text:style-name="Strong_20_Emphasis">dati</text:span>. </text:p>
          <text:list>
            <text:list-item>
              <text:p text:style-name="P1">L'informazione è una notizia, dato o elemento che permette di avere conoscenza di fatti o situazioni. </text:p>
            </text:list-item>
            <text:list-item>
              <text:p text:style-name="P1">Il dato è ciò che è immediatamente presente alla conoscenza prima di ogni elaborazione, o, in informatica, elementi di informazione costituiti da simboli che devono essere elaborati. </text:p>
            </text:list-item>
            <text:list-item>
              <text:p text:style-name="P2">I dati sono spesso il risultato dell'organizzazione e codifica delle informazioni e rappresentano una <text:span text:style-name="Strong_20_Emphasis">risorsa strategica</text:span> perché più stabili nel tempo rispetto ad altre componenti (come processi o tecnologie). </text:p>
            </text:list-item>
          </text:list>
        </text:list-item>
      </text:list>
      <text:h text:style-name="Heading_20_4" text:outline-level="4">2. DataBase Management System (DBMS)</text:h>
      <text:list text:style-name="L2">
        <text:list-item>
          <text:p text:style-name="P3"><text:span text:style-name="Strong_20_Emphasis">Definizione:</text:span> Un sistema che gestisce collezioni di dati che sono <text:span text:style-name="Strong_20_Emphasis">grandi</text:span>, <text:span text:style-name="Strong_20_Emphasis">persistenti</text:span> e <text:span text:style-name="Strong_20_Emphasis">condivise</text:span>. </text:p>
        </text:list-item>
        <text:list-item>
          <text:p text:style-name="P3"><text:span text:style-name="Strong_20_Emphasis">Caratteristiche delle Basi di Dati gestite da DBMS:</text:span> </text:p>
          <text:list>
            <text:list-item>
              <text:p text:style-name="P3"><text:span text:style-name="Strong_20_Emphasis">Grandi:</text:span> Le dimensioni sono molto maggiori della memoria centrale dei sistemi di calcolo utilizzati, con il limite posto solo dai dispositivi fisici (esempi includono 500 GB di dati transazionali o 10 TB di dati decisionali). </text:p>
            </text:list-item>
            <text:list-item>
              <text:p text:style-name="P3"><text:span text:style-name="Strong_20_Emphasis">Persistenti:</text:span> Hanno un tempo di vita indipendente dalle singole esecuzioni dei programmi che le utilizzano. </text:p>
            </text:list-item>
            <text:list-item>
              <text:p text:style-name="P3"><text:span text:style-name="Strong_20_Emphasis">Condivise:</text:span> Sono una risorsa <text:span text:style-name="Strong_20_Emphasis">integrata</text:span> e <text:span text:style-name="Strong_20_Emphasis">condivisa</text:span> tra diverse applicazioni o settori di un'organizzazione. La condivisione impone la necessità di meccanismi di <text:span text:style-name="Strong_20_Emphasis">autorizzazione</text:span> e di <text:span text:style-name="Strong_20_Emphasis">controllo della concorrenza</text:span>. </text:p>
            </text:list-item>
          </text:list>
        </text:list-item>
        <text:list-item>
          <text:p text:style-name="P3"><text:span text:style-name="Strong_20_Emphasis">Garanzie offerte dai DBMS:</text:span> </text:p>
          <text:list>
            <text:list-item>
              <text:p text:style-name="P3"><text:span text:style-name="Strong_20_Emphasis">Privatezza:</text:span> Definizione di meccanismi di autorizzazione che specificano i diritti di lettura e modifica dei dati per i diversi utenti. </text:p>
            </text:list-item>
            <text:list-item>
              <text:p text:style-name="P3"><text:soft-page-break/><text:span text:style-name="Strong_20_Emphasis">Affidabilità:</text:span> Resistenza a malfunzionamenti hardware e software, fondamentale per la conservazione a lungo termine dei dati. La tecnica fondamentale è la <text:span text:style-name="Strong_20_Emphasis">gestione delle transazioni</text:span>. </text:p>
              <text:list>
                <text:list-item>
                  <text:p text:style-name="P3"><text:span text:style-name="Strong_20_Emphasis">Transazione:</text:span> Un insieme di operazioni considerato <text:span text:style-name="Strong_20_Emphasis">indivisibile ("atomico")</text:span>, corretto anche in presenza di malfunzionamenti e concorrenza, e con <text:span text:style-name="Strong_20_Emphasis">effetti definitivi</text:span>. </text:p>
                </text:list-item>
                <text:list-item>
                  <text:p text:style-name="P3">Le transazioni sono <text:span text:style-name="Strong_20_Emphasis">atomiche</text:span> (tutte o nessuna delle operazioni viene eseguita), <text:span text:style-name="Strong_20_Emphasis">concorrenti</text:span> (l'effetto di transazioni eseguite simultaneamente deve essere coerente, evitando problemi come la doppia assegnazione di una risorsa), e i loro risultati sono <text:span text:style-name="Strong_20_Emphasis">permanenti</text:span> (se completata positivamente, il <text:span text:style-name="Emphasis">commit</text:span> garantisce la traccia definitiva del risultato). </text:p>
                </text:list-item>
              </text:list>
            </text:list-item>
            <text:list-item>
              <text:p text:style-name="P3"><text:span text:style-name="Strong_20_Emphasis">Efficienza:</text:span> Ottimizzazione nell'uso delle risorse di spazio (memoria principale e secondaria) e tempo (esecuzione e risposta). </text:p>
            </text:list-item>
            <text:list-item>
              <text:p text:style-name="P3"><text:span text:style-name="Strong_20_Emphasis">Efficacia:</text:span> Rendere produttive le attività degli utilizzatori offrendo funzionalità articolate, potenti e flessibili. </text:p>
            </text:list-item>
          </text:list>
        </text:list-item>
        <text:list-item>
          <text:p text:style-name="P3"><text:span text:style-name="Strong_20_Emphasis">DBMS vs File System:</text:span> I DBMS estendono le funzionalità dei file system, offrendo più servizi in modo integrato. I file system, sebbene possano gestire insiemi di dati grandi e persistenti, offrono solo forme rudimentali di condivisione ("tutto o niente"). </text:p>
        </text:list-item>
        <text:list-item>
          <text:p text:style-name="P4"><text:span text:style-name="Strong_20_Emphasis">Descrizione dei Dati:</text:span> Nei DBMS, una porzione della base di dati (il <text:span text:style-name="Strong_20_Emphasis">catalogo</text:span> o <text:span text:style-name="Strong_20_Emphasis">dizionario</text:span>) contiene una <text:span text:style-name="Strong_20_Emphasis">descrizione centralizzata dei dati</text:span>, utilizzabile dai vari programmi. Questo evita i rischi di incoerenza che si verificano nei programmi tradizionali che includono una descrizione del file in ogni singolo programma. </text:p>
        </text:list-item>
      </text:list>
      <text:h text:style-name="Heading_20_4" text:outline-level="4">3. Architettura e Modelli dei Dati</text:h>
      <text:list text:style-name="L3">
        <text:list-item>
          <text:p text:style-name="P5"><text:span text:style-name="Strong_20_Emphasis">Modello dei Dati:</text:span> Un insieme di costrutti utilizzati per organizzare i dati di interesse e descriverne la dinamica, la cui componente fondamentale sono i <text:span text:style-name="Strong_20_Emphasis">meccanismi di strutturazione</text:span> (o costruttori di tipo). </text:p>
          <text:list>
            <text:list-item>
              <text:p text:style-name="P5"><text:span text:style-name="Strong_20_Emphasis">Modelli Logici:</text:span> Adottati nei DBMS per l'organizzazione dei dati, sono utilizzati dai programmi e sono indipendenti dalle strutture fisiche (esempi: relazionale, reticolare, gerarchico, a oggetti, basato su XML). Il modello relazionale, ad esempio, prevede il costruttore <text:span text:style-name="Emphasis">relazione</text:span> (tabella). </text:p>
            </text:list-item>
            <text:list-item>
              <text:p text:style-name="P5"><text:span text:style-name="Strong_20_Emphasis">Modelli Concettuali:</text:span> Permettono di rappresentare i dati in modo indipendente da ogni sistema e cercano di descrivere i concetti del mondo reale. Sono utilizzati nelle fasi preliminari di progettazione. Il più diffuso è il <text:span text:style-name="Strong_20_Emphasis">Modello Entity-Relationship (E-R)</text:span>. I modelli concettuali permettono di ragionare sulla realtà di interesse indipendentemente dagli aspetti realizzativi e prevedono rappresentazioni grafiche efficaci. </text:p>
            </text:list-item>
          </text:list>
        </text:list-item>
        <text:list-item>
          <text:p text:style-name="P5"><text:span text:style-name="Strong_20_Emphasis">Schema e Istanza:</text:span> </text:p>
          <text:list>
            <text:list-item>
              <text:p text:style-name="P5"><text:span text:style-name="Strong_20_Emphasis">Schema:</text:span> Descrive la <text:span text:style-name="Strong_20_Emphasis">struttura</text:span> della base di dati ed è sostanzialmente invariante nel tempo (aspetto <text:span text:style-name="Strong_20_Emphasis">intensionale</text:span>). Esempio: le intestazioni delle tabelle. </text:p>
            </text:list-item>
            <text:list-item>
              <text:p text:style-name="P5"><text:span text:style-name="Strong_20_Emphasis">Istanza:</text:span> I <text:span text:style-name="Strong_20_Emphasis">valori attuali</text:span> dei dati, che possono cambiare molto rapidamente (aspetto <text:span text:style-name="Strong_20_Emphasis">estensionale</text:span>). Esempio: il corpo delle tabelle. </text:p>
            </text:list-item>
          </text:list>
        </text:list-item>
        <text:list-item>
          <text:p text:style-name="P5"><text:span text:style-name="Strong_20_Emphasis">Architettura ANSI/SPARC a tre livelli per DBMS:</text:span> </text:p>
          <text:list>
            <text:list-item>
              <text:p text:style-name="P5"><text:span text:style-name="Strong_20_Emphasis">Schema Interno (o Fisico):</text:span> Rappresentazione dello schema logico attraverso strutture fisiche di memorizzazione (es. record con puntatori). </text:p>
            </text:list-item>
            <text:list-item>
              <text:p text:style-name="P5"><text:soft-page-break/><text:span text:style-name="Strong_20_Emphasis">Schema Logico:</text:span> Descrizione dell'intera base di dati nel modello logico principale del DBMS. </text:p>
            </text:list-item>
            <text:list-item>
              <text:p text:style-name="P5"><text:span text:style-name="Strong_20_Emphasis">Schema Esterno:</text:span> Descrizione di una <text:span text:style-name="Emphasis">parte</text:span> della base di dati (chiamate "viste" parziali), anche in modelli logici diversi. È il livello attraverso cui avviene l'accesso per l'utente. </text:p>
            </text:list-item>
          </text:list>
        </text:list-item>
        <text:list-item>
          <text:p text:style-name="P5"><text:span text:style-name="Strong_20_Emphasis">Indipendenza dei Dati:</text:span> Conseguenza dell'articolazione in livelli. </text:p>
          <text:list>
            <text:list-item>
              <text:p text:style-name="P5"><text:span text:style-name="Strong_20_Emphasis">Indipendenza Fisica:</text:span> Il livello logico e quello esterno sono indipendenti dal livello fisico; la realizzazione fisica può cambiare senza dover modificare i programmi. </text:p>
            </text:list-item>
            <text:list-item>
              <text:p text:style-name="P6"><text:span text:style-name="Strong_20_Emphasis">Indipendenza Logica:</text:span> Il livello esterno è indipendente da quello logico; modifiche allo schema logico che lasciano inalterato lo schema esterno sono trasparenti. </text:p>
            </text:list-item>
          </text:list>
        </text:list-item>
      </text:list>
      <text:h text:style-name="Heading_20_4" text:outline-level="4">4. Linguaggi e Ruoli</text:h>
      <text:list text:style-name="L4">
        <text:list-item>
          <text:p text:style-name="P7"><text:span text:style-name="Strong_20_Emphasis">Linguaggi per Basi di Dati:</text:span> Contribuiscono all'efficacia offrendo funzionalità potenti e flessibili. </text:p>
          <text:list>
            <text:list-item>
              <text:p text:style-name="P7"><text:span text:style-name="Strong_20_Emphasis">Linguaggi Testuali Interattivi (es. SQL):</text:span> Utilizzati per interrogazioni (come nel caso di <text:span text:style-name="Source_20_Text">SELECT Corso, Aula, Piano FROM Aule, Corsi WHERE...</text:span>). </text:p>
            </text:list-item>
            <text:list-item>
              <text:p text:style-name="P7"><text:span text:style-name="Strong_20_Emphasis">Comandi (SQL) immersi in un linguaggio ospite</text:span> (Pascal, Java, C, etc.). </text:p>
            </text:list-item>
            <text:list-item>
              <text:p text:style-name="P7"><text:span text:style-name="Strong_20_Emphasis">Comandi (SQL) immersi in un linguaggio ad hoc</text:span> (es. Oracle PL/SQL). </text:p>
            </text:list-item>
            <text:list-item>
              <text:p text:style-name="P7"><text:span text:style-name="Strong_20_Emphasis">Interfacce amichevoli</text:span> (senza linguaggio testuale, es. Access). </text:p>
            </text:list-item>
          </text:list>
        </text:list-item>
        <text:list-item>
          <text:p text:style-name="P7"><text:span text:style-name="Strong_20_Emphasis">Tipi di Linguaggi (Distinzione):</text:span> </text:p>
          <text:list>
            <text:list-item>
              <text:p text:style-name="P7"><text:span text:style-name="Strong_20_Emphasis">Data Manipulation Language (DML):</text:span> Per l'interrogazione e l'aggiornamento delle istanze di basi di dati. </text:p>
            </text:list-item>
            <text:list-item>
              <text:p text:style-name="P7"><text:span text:style-name="Strong_20_Emphasis">Data Definition Language (DDL):</text:span> Per la definizione degli schemi (logici, esterni, fisici) e altre operazioni generali (es. <text:span text:style-name="Source_20_Text">CREATE TABLE</text:span>). </text:p>
            </text:list-item>
          </text:list>
        </text:list-item>
        <text:list-item>
          <text:p text:style-name="P7"><text:span text:style-name="Strong_20_Emphasis">Ruoli e Interpreti:</text:span> </text:p>
          <text:list>
            <text:list-item>
              <text:p text:style-name="P7"><text:span text:style-name="Strong_20_Emphasis">Database Administrator (DBA):</text:span> Responsabile del controllo centralizzato e della gestione del sistema, delle prestazioni, dell'affidabilità e delle autorizzazioni. Include spesso funzioni di progettazione. </text:p>
            </text:list-item>
            <text:list-item>
              <text:p text:style-name="P7"><text:span text:style-name="Strong_20_Emphasis">Utenti finali (terminalisti):</text:span> Eseguono applicazioni predefinite (transazioni). </text:p>
            </text:list-item>
            <text:list-item>
              <text:p text:style-name="P8"><text:span text:style-name="Strong_20_Emphasis">Utenti casuali:</text:span> Eseguono operazioni non previste a priori, tipicamente con linguaggi interattivi. </text:p>
            </text:list-item>
          </text:list>
        </text:list-item>
      </text:list>
      <text:h text:style-name="Heading_20_3" text:outline-level="3">Il Modello Entità-Relazione (E-R)</text:h>
      <text:h text:style-name="Heading_20_4" text:outline-level="4">1. Ciclo di Vita e Progettazione</text:h>
      <text:list text:style-name="L5">
        <text:list-item>
          <text:p text:style-name="P9"><text:span text:style-name="Strong_20_Emphasis">Ciclo di Vita dei Sistemi Informativi:</text:span> Sequenzializzazione iterativa delle attività (svolte da analisti, progettisti, utenti) nello sviluppo e nell'uso dei SI. Le fasi includono: Studio di Fattibilità, Raccolta e Analisi dei Requisiti, Progettazione (dati e funzioni), Realizzazione, Validazione e Collaudo, e Funzionamento. </text:p>
        </text:list-item>
        <text:list-item>
          <text:p text:style-name="P9"><text:span text:style-name="Strong_20_Emphasis">Ruolo della Progettazione dei Dati:</text:span> I dati hanno un ruolo centrale poiché sono più stabili rispetto alle applicazioni. </text:p>
          <text:list>
            <text:list-item>
              <text:p text:style-name="P9"><text:span text:style-name="Strong_20_Emphasis">Progettazione Concettuale ("CHE COSA"):</text:span> Definisce lo <text:span text:style-name="Strong_20_Emphasis">Schema Concettuale</text:span> partendo dai Requisiti della BD, usando un modello concettuale come E-R. </text:p>
            </text:list-item>
            <text:list-item>
              <text:p text:style-name="P9"><text:span text:style-name="Strong_20_Emphasis">Progettazione Logica ("COME"):</text:span> Produce lo <text:span text:style-name="Strong_20_Emphasis">Schema Logico</text:span>. </text:p>
            </text:list-item>
            <text:list-item>
              <text:p text:style-name="P10"><text:span text:style-name="Strong_20_Emphasis">Progettazione Fisica:</text:span> Produce lo <text:span text:style-name="Strong_20_Emphasis">Schema Fisico</text:span>. </text:p>
            </text:list-item>
          </text:list>
        </text:list-item>
      </text:list>
      <text:h text:style-name="Heading_20_4" text:outline-level="4"><text:soft-page-break/>2. Costrutti del Modello E-R</text:h>
      <text:p text:style-name="Text_20_body">I costrutti principali del modello E-R includono: Entità, Relationship, Attributo, Identificatore e Generalizzazione.</text:p>
      <text:list text:style-name="L6">
        <text:list-item>
          <text:p text:style-name="P11"><text:span text:style-name="Strong_20_Emphasis">Entità:</text:span> Classe di oggetti (fatti, persone, cose) della realtà di interesse con proprietà comuni e esistenza "autonoma" (es. impiegato, città). </text:p>
          <text:list>
            <text:list-item>
              <text:p text:style-name="P11"><text:span text:style-name="Strong_20_Emphasis">Occorrenza (o istanza) di entità:</text:span> Un elemento specifico della classe (l'oggetto o la persona). </text:p>
            </text:list-item>
            <text:list-item>
              <text:p text:style-name="P11">Nello schema concettuale si rappresentano le entità, non le singole istanze. </text:p>
            </text:list-item>
            <text:list-item>
              <text:p text:style-name="P11">Le entità sono rappresentate graficamente (spesso con un rettangolo, non specificato nei dettagli grafici nelle fonti, ma sottinteso dagli esempi) e hanno un nome univoco al singolare. </text:p>
            </text:list-item>
          </text:list>
        </text:list-item>
        <text:list-item>
          <text:p text:style-name="P11"><text:span text:style-name="Strong_20_Emphasis">Relationship (Relazione/Associazione):</text:span> Legame logico fra due o più entità, rilevante per l'applicazione (es. Residenza tra persona e città, Esame tra studente e corso). </text:p>
          <text:list>
            <text:list-item>
              <text:p text:style-name="P11">Un'occorrenza di una <text:span text:style-name="Emphasis">relationship</text:span> binaria è una coppia di occorrenze di entità. In una <text:span text:style-name="Emphasis">relationship</text:span>, le occorrenze sono un insieme e non possono essere ripetute. </text:p>
            </text:list-item>
            <text:list-item>
              <text:p text:style-name="P11">Se è necessario rappresentare occorrenze multiple dello stesso legame (es. uno studente che sostiene più volte lo stesso esame), si ricorre alla trasformazione della <text:span text:style-name="Emphasis">relationship</text:span> in una entità. </text:p>
            </text:list-item>
            <text:list-item>
              <text:p text:style-name="P11">Esistono <text:span text:style-name="Emphasis">relationship</text:span> <text:span text:style-name="Strong_20_Emphasis">n-arie</text:span> (coinvolgono $n$ entità) e <text:span text:style-name="Emphasis">relationship</text:span> <text:span text:style-name="Strong_20_Emphasis">ricorsive</text:span> (coinvolgono più volte la stessa entità, a volte con "ruoli" distinti, come Successore e Predecessore). </text:p>
            </text:list-item>
          </text:list>
        </text:list-item>
        <text:list-item>
          <text:p text:style-name="P11"><text:span text:style-name="Strong_20_Emphasis">Attributo:</text:span> Proprietà elementare di un'entità o di una <text:span text:style-name="Emphasis">relationship</text:span>, che associa ad ogni occorrenza un valore appartenente a un <text:span text:style-name="Strong_20_Emphasis">dominio</text:span>. </text:p>
          <text:list>
            <text:list-item>
              <text:p text:style-name="P12"><text:span text:style-name="Strong_20_Emphasis">Attributi Composti:</text:span> Raggruppano attributi che presentano affinità di significato o uso (es. Via, Numero Civico e CAP formano Indirizzo). </text:p>
            </text:list-item>
          </text:list>
        </text:list-item>
      </text:list>
      <text:h text:style-name="Heading_20_4" text:outline-level="4">3. Cardinalità e Identificatori</text:h>
      <text:list text:style-name="L7">
        <text:list-item>
          <text:p text:style-name="P13"><text:span text:style-name="Strong_20_Emphasis">Cardinalità di Relationship:</text:span> Coppia di valori associati ad ogni entità che partecipa a una <text:span text:style-name="Emphasis">relationship</text:span>, specificando il numero <text:span text:style-name="Strong_20_Emphasis">minimo</text:span> e <text:span text:style-name="Strong_20_Emphasis">massimo</text:span> di occorrenze della <text:span text:style-name="Emphasis">relationship</text:span> a cui l'occorrenza di un'entità può partecipare. </text:p>
          <text:list>
            <text:list-item>
              <text:p text:style-name="P13"><text:span text:style-name="Strong_20_Emphasis">Valori Semplificati:</text:span> </text:p>
              <text:list>
                <text:list-item>
                  <text:p text:style-name="P13">Minima: <text:span text:style-name="Strong_20_Emphasis">0</text:span> (partecipazione opzionale) o <text:span text:style-name="Strong_20_Emphasis">1</text:span> (partecipazione obbligatoria). </text:p>
                </text:list-item>
                <text:list-item>
                  <text:p text:style-name="P13">Massima: <text:span text:style-name="Strong_20_Emphasis">1</text:span> o <text:span text:style-name="Strong_20_Emphasis">N</text:span> (nessun limite). </text:p>
                </text:list-item>
              </text:list>
            </text:list-item>
            <text:list-item>
              <text:p text:style-name="P13"><text:span text:style-name="Strong_20_Emphasis">Tipi di Relationship</text:span> (in base alla cardinalità massima): uno a uno, uno a molti, molti a molti. </text:p>
              <text:list>
                <text:list-item>
                  <text:p text:style-name="P13">Esempio "uno a molti": un impiego è associato a una sola azienda (0,1), ma un'azienda può avere N persone impiegate (0,N). </text:p>
                </text:list-item>
              </text:list>
            </text:list-item>
          </text:list>
        </text:list-item>
        <text:list-item>
          <text:p text:style-name="P13"><text:span text:style-name="Strong_20_Emphasis">Cardinalità di Attributi:</text:span> Possibile associarle agli attributi per indicare <text:span text:style-name="Strong_20_Emphasis">opzionalità</text:span> (minima 0) o <text:span text:style-name="Strong_20_Emphasis">attributi multivalore</text:span> (massima N). La cardinalità predefinita (1,1) non viene rappresentata esplicitamente. </text:p>
        </text:list-item>
        <text:list-item>
          <text:p text:style-name="P13"><text:span text:style-name="Strong_20_Emphasis">Identificatore di un'Entità:</text:span> Strumento per l'identificazione univoca delle occorrenze di un'entità. </text:p>
          <text:list>
            <text:list-item>
              <text:p text:style-name="P13"><text:span text:style-name="Strong_20_Emphasis">Identificatore Interno:</text:span> Costituito da uno o più attributi dell'entità (es. Codice Fiscale, Targa). </text:p>
            </text:list-item>
            <text:list-item>
              <text:p text:style-name="P13"><text:soft-page-break/><text:span text:style-name="Strong_20_Emphasis">Identificatore Esterno:</text:span> Costituito da attributi propri uniti a entità esterne attraverso una <text:span text:style-name="Emphasis">relationship</text:span>. </text:p>
            </text:list-item>
            <text:list-item>
              <text:p text:style-name="P13"><text:span text:style-name="Strong_20_Emphasis">Condizione per Identificazione Esterna:</text:span> L'entità da identificare deve partecipare alla <text:span text:style-name="Emphasis">relationship</text:span> con cardinalità <text:span text:style-name="Strong_20_Emphasis">(1,1)</text:span>. </text:p>
            </text:list-item>
            <text:list-item>
              <text:p text:style-name="P13">Ogni entità deve avere almeno un identificatore, ma può averne più di uno. Gli attributi che compongono un identificatore devono avere cardinalità (1,1). </text:p>
            </text:list-item>
          </text:list>
        </text:list-item>
        <text:list-item>
          <text:p text:style-name="P13"><text:span text:style-name="Strong_20_Emphasis">Generalizzazione:</text:span> Mette in relazione un'entità (E, <text:span text:style-name="Strong_20_Emphasis">genitore</text:span>) con altre entità (E1, E2, ..., En, <text:span text:style-name="Strong_20_Emphasis">figlie</text:span>) che ne sono casi particolari (specializzazioni o sottotipi). </text:p>
          <text:list>
            <text:list-item>
              <text:p text:style-name="P13"><text:span text:style-name="Strong_20_Emphasis">Ereditarietà:</text:span> Tutte le proprietà del genitore (attributi, identificatori, <text:span text:style-name="Emphasis">relationship</text:span>) sono ereditate dalle entità figlie e non devono essere rappresentate esplicitamente. </text:p>
            </text:list-item>
            <text:list-item>
              <text:p text:style-name="P13"><text:span text:style-name="Strong_20_Emphasis">Tipi di Generalizzazioni (Totale/Parziale ed Esclusiva/Sovrapposta):</text:span> </text:p>
              <text:list>
                <text:list-item>
                  <text:p text:style-name="P13"><text:span text:style-name="Strong_20_Emphasis">Totale:</text:span> Ogni occorrenza del genitore è anche un'occorrenza di almeno una delle figlie. </text:p>
                </text:list-item>
                <text:list-item>
                  <text:p text:style-name="P13"><text:span text:style-name="Strong_20_Emphasis">Parziale:</text:span> Non tutte le occorrenze del genitore appartengono alle figlie (es. Persona è genitore di Lavoratore e Disoccupato, ma potrebbero esistere persone non classificate). </text:p>
                </text:list-item>
                <text:list-item>
                  <text:p text:style-name="P13"><text:span text:style-name="Strong_20_Emphasis">Esclusiva:</text:span> Ogni occorrenza del genitore è occorrenza di <text:span text:style-name="Strong_20_Emphasis">al più una</text:span> delle figlie. </text:p>
                </text:list-item>
                <text:list-item>
                  <text:p text:style-name="P13"><text:span text:style-name="Strong_20_Emphasis">Sovrapposta:</text:span> Un'occorrenza può essere contemporaneamente di più entità figlie (es. Studente e Lavoratore). </text:p>
                </text:list-item>
              </text:list>
            </text:list-item>
            <text:list-item>
              <text:p text:style-name="P13">In pratica, si considerano solo generalizzazioni <text:span text:style-name="Strong_20_Emphasis">esclusive</text:span> (distinguendo tra totali e parziali), poiché le sovrapposte possono essere trasformate in esclusive aggiungendo un'entità figlia che rappresenti l'intersezione (es. StudenteLavoratore). </text:p>
            </text:list-item>
          </text:list>
        </text:list-item>
        <text:list-item>
          <text:p text:style-name="P14"><text:span text:style-name="Strong_20_Emphasis">Documentazione:</text:span> Gli schemi concettuali sono associati a una documentazione, che include il <text:span text:style-name="Strong_20_Emphasis">dizionario dei dati</text:span> (descrizioni di entità e <text:span text:style-name="Emphasis">relationship</text:span>) e i <text:span text:style-name="Strong_20_Emphasis">vincoli non esprimibili</text:span>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5:08:12.372504300</meta:creation-date>
    <dc:date>2025-12-13T19:12:03.461218600</dc:date>
    <meta:editing-duration>PT3H18M27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95" meta:word-count="1771" meta:character-count="12556" meta:non-whitespace-character-count="10879"/>
  </office:meta>
</office:document-meta>
</file>